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" svg:font-family="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8.51pt"/>
    </style:style>
    <style:style style:name="co2" style:family="table-column">
      <style:table-column-properties fo:break-before="auto" style:column-width="236.2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55.5pt" fo:break-before="auto" style:use-optimal-row-height="false"/>
    </style:style>
    <style:style style:name="ro5" style:family="table-row">
      <style:table-row-properties style:row-height="38.24pt" fo:break-before="auto" style:use-optimal-row-height="false"/>
    </style:style>
    <style:style style:name="ro6" style:family="table-row">
      <style:table-row-properties style:row-height="29.99pt" fo:break-before="auto" style:use-optimal-row-height="fals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28.49pt" fo:break-before="auto" style:use-optimal-row-height="false"/>
    </style:style>
    <style:style style:name="ro10" style:family="table-row">
      <style:table-row-properties style:row-height="120.76pt" fo:break-before="auto" style:use-optimal-row-height="true"/>
    </style:style>
    <style:style style:name="ro11" style:family="table-row">
      <style:table-row-properties style:row-height="85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DejaVu Sans Mono" fo:font-size="9pt" fo:language="none" fo:country="none" fo:text-shadow="none" style:text-underline-style="none" style:text-underline-mode="continuous" style:text-overline-mode="continuous" style:text-line-through-mode="continuous" style:font-name-asian="DejaVu Sans Mono" style:font-size-asian="9pt" style:language-asian="none" style:country-asian="none" style:font-name-complex="DejaVu Sans Mono" style:font-size-complex="9pt" style:language-complex="none" style:country-complex="none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DejaVu Sans Mono" fo:font-size="9pt" fo:language="none" fo:country="none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none" style:country-asian="none" style:font-weight-asian="normal" style:font-name-complex="DejaVu Sans Mono" style:font-size-complex="9pt" style:language-complex="none" style:country-complex="none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bold" style:font-name-complex="Ubuntu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size-asian="12pt" style:font-size-complex="12pt" style:language-complex="none" style:country-complex="none" style:font-weight-asian="normal" style:font-name-asian="DejaVu Sans Mono" fo:font-weight="normal" style:font-name="DejaVu Sans Mono" style:text-overline-style="none" style:text-overline-color="font-color" style:font-relief="none" style:text-emphasize="none" fo:text-shadow="none" style:font-style-complex="normal" style:text-line-through-mode="continuous" fo:font-size="12pt" style:language-asian="none" style:country-asian="none" style:text-outline="false" style:text-line-through-type="none" style:text-underline-style="none" style:text-underline-color="font-color" fo:font-style="normal" style:font-name-complex="DejaVu Sans Mono" style:font-weight-complex="normal" style:font-style-asian="normal" fo:language="none" fo:country="none" fo:color="#000000"/>
    </style:style>
    <style:style style:name="T2" style:family="text">
      <style:text-properties style:font-size-asian="12pt" style:font-size-complex="12pt" style:font-weight-asian="normal" fo:font-weight="normal" fo:font-size="12pt" style:font-weight-complex="normal" fo:color="#000000" style:font-style-asian="italic" fo:font-style="italic" style:font-name="DejaVu Sans Mono" style:font-name-asian="DejaVu Sans Mono" style:font-name-complex="DejaVu Sans Mono" style:font-style-complex="italic"/>
    </style:style>
    <style:style style:name="T3" style:family="text">
      <style:text-properties style:font-style-asian="italic" style:font-weight-complex="bold" fo:font-size="9pt" fo:font-style="italic" style:font-name="DejaVu Sans Mono" style:font-size-complex="9pt" fo:color="#629755" style:font-name-asian="DejaVu Sans Mono" style:font-size-asian="9pt" style:font-name-complex="DejaVu Sans Mono" style:font-style-complex="italic" fo:font-weight="bold" style:font-weight-asian="bold"/>
    </style:style>
    <style:style style:name="T4" style:family="text">
      <style:text-properties style:font-style-asian="italic" fo:font-size="9pt" fo:font-style="italic" style:font-name="DejaVu Sans Mono" style:font-size-complex="9pt" fo:color="#629755" style:font-name-asian="DejaVu Sans Mono" style:font-size-asian="9pt" style:font-name-complex="DejaVu Sans Mono" style:font-style-complex="italic" fo:font-weight="normal" style:font-weight-asian="normal" style:font-weight-complex="normal"/>
    </style:style>
    <style:style style:name="T5" style:family="text">
      <style:text-properties fo:font-size="9pt" style:font-name="DejaVu Sans Mono" style:font-size-complex="9pt" style:font-name-asian="DejaVu Sans Mono" style:font-size-asian="9pt" style:font-name-complex="DejaVu Sans Mono" fo:font-weight="normal" style:font-weight-asian="normal" style:font-weight-complex="normal" fo:color="#cc7832" fo:font-style="normal" style:font-style-complex="normal" style:font-style-asian="normal"/>
    </style:style>
    <style:style style:name="T6" style:family="text">
      <style:text-properties fo:font-size="9pt" style:font-name="DejaVu Sans Mono" style:font-size-complex="9pt" style:font-name-asian="DejaVu Sans Mono" style:font-size-asian="9pt" style:font-name-complex="DejaVu Sans Mono" fo:font-weight="normal" style:font-weight-asian="normal" style:font-weight-complex="normal" style:font-style-complex="italic" fo:color="#629755" fo:font-style="italic" style:font-style-asian="italic"/>
    </style:style>
    <style:style style:name="T7" style:family="text">
      <style:text-properties style:font-weight-asian="normal" fo:font-size="9pt" style:font-style-complex="italic" style:font-weight-complex="normal" style:font-name-asian="DejaVu Sans Mono" fo:font-style="italic" fo:font-weight="normal" style:font-size-complex="9pt" style:font-style-asian="italic" style:font-name="DejaVu Sans Mono" style:font-size-asian="9pt" style:font-name-complex="DejaVu Sans Mono" fo:color="#629755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T8" style:family="text">
      <style:text-properties style:font-weight-asian="normal" fo:font-size="9pt" style:font-weight-complex="normal" fo:font-weight="normal" style:font-size-complex="9pt" style:font-size-asian="9pt" style:text-underline-style="none" style:text-underline-color="font-color" style:text-line-through-type="none" style:text-outline="false" fo:text-shadow="none" style:text-line-through-mode="continuous" style:text-emphasize="none" style:font-relief="none" style:text-overline-style="none" style:text-overline-color="font-color" style:language-asian="none" style:country-asian="none" style:font-style-asian="normal" style:font-name-asian="DejaVu Sans Mono" style:font-name="DejaVu Sans Mono" fo:color="#cc7832" style:language-complex="none" style:country-complex="none" fo:language="none" fo:country="none" fo:font-style="normal" style:font-name-complex="DejaVu Sans Mono" style:font-style-complex="normal"/>
    </style:style>
    <style:style style:name="T9" style:family="text">
      <style:text-properties style:font-weight-asian="normal" fo:font-size="9pt" style:font-weight-complex="normal" fo:font-weight="normal" style:font-size-complex="9pt" style:font-size-asian="9pt" style:font-style-complex="italic" style:font-name-asian="DejaVu Sans Mono" fo:font-style="italic" style:font-style-asian="italic" style:font-name="DejaVu Sans Mono" style:font-name-complex="DejaVu Sans Mono" fo:color="#629755"/>
    </style:style>
    <style:style style:name="T10" style:family="text">
      <style:text-properties style:font-weight-asian="normal" fo:font-size="9pt" style:font-weight-complex="normal" fo:font-weight="normal" style:font-size-complex="9pt" style:font-size-asian="9pt" style:font-name-asian="DejaVu Sans Mono" style:font-name="DejaVu Sans Mono" style:font-name-complex="DejaVu Sans Mono" fo:font-style="normal" style:font-style-asian="normal" style:font-style-complex="normal" fo:color="#cc7832"/>
    </style:style>
    <style:style style:name="T11" style:family="text">
      <style:text-properties style:font-weight-asian="normal" fo:font-size="9pt" style:font-weight-complex="normal" fo:font-weight="normal" style:font-size-complex="9pt" style:font-size-asian="9pt" style:font-name-asian="DejaVu Sans Mono" style:font-name="DejaVu Sans Mono" style:font-name-complex="DejaVu Sans Mono" fo:color="#9876aa" fo:font-style="italic" style:font-style-asian="italic" style:font-style-complex="italic"/>
    </style:style>
    <style:style style:name="T12" style:family="text">
      <style:text-properties style:font-weight-asian="normal" fo:font-size="9pt" style:font-weight-complex="normal" fo:font-weight="normal" style:font-size-complex="9pt" style:font-size-asian="9pt" style:font-name-asian="DejaVu Sans Mono" style:font-name="DejaVu Sans Mono" style:font-name-complex="DejaVu Sans Mono" fo:color="#a9b7c6" fo:font-style="normal" style:font-style-complex="normal" style:font-style-asian="normal"/>
    </style:style>
    <style:style style:name="T13" style:family="text">
      <style:text-properties style:font-weight-asian="normal" fo:font-size="9pt" style:font-weight-complex="normal" fo:font-weight="normal" style:font-size-complex="9pt" style:font-size-asian="9pt" style:font-name-asian="DejaVu Sans Mono" style:font-name="DejaVu Sans Mono" style:font-name-complex="DejaVu Sans Mono" fo:color="#9876aa" style:font-style-complex="italic" style:font-style-asian="italic" fo:font-style="italic"/>
    </style:style>
    <style:style style:name="T14" style:family="text">
      <style:text-properties style:font-weight-asian="normal" fo:font-size="9pt" style:font-weight-complex="normal" fo:font-weight="normal" style:font-size-complex="9pt" style:font-size-asian="9pt" style:font-name-asian="DejaVu Sans Mono" style:font-name="DejaVu Sans Mono" style:font-name-complex="DejaVu Sans Mono" fo:color="#a9b7c6" fo:font-style="normal" style:font-style-asian="normal" style:font-style-complex="normal"/>
    </style:style>
    <style:style style:name="T15" style:family="text">
      <style:text-properties style:font-weight-asian="normal" fo:font-size="9pt" style:font-weight-complex="normal" fo:font-weight="normal" style:font-size-complex="9pt" style:font-size-asian="9pt" style:font-name-asian="DejaVu Sans Mono" style:font-name="DejaVu Sans Mono" style:font-name-complex="DejaVu Sans Mono" fo:font-style="normal" style:font-style-asian="normal" style:font-style-complex="normal" fo:color="#6897bb"/>
    </style:style>
    <style:style style:name="T16" style:family="text">
      <style:text-properties style:font-name="Ubuntu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ifference between Comparable and Comparator</text:p>
          </table:table-cell>
          <table:covered-table-cell/>
        </table:table-row>
        <table:table-row table:style-name="ro2">
          <table:table-cell table:number-columns-repeated="2"/>
        </table:table-row>
        <table:table-row table:style-name="ro3">
          <table:table-cell table:style-name="ce2" office:value-type="string" calcext:value-type="string">
            <text:p>Comparable</text:p>
          </table:table-cell>
          <table:table-cell table:style-name="ce2" office:value-type="string" calcext:value-type="string">
            <text:p>Comparator</text:p>
          </table:table-cell>
        </table:table-row>
        <table:table-row table:style-name="ro4">
          <table:table-cell table:style-name="ce3" office:value-type="string" calcext:value-type="string">
            <text:p>1) Comparable provides a single sorting sequence. In other words, we can sort the collection on the basis of a single element such as id, name, and price.</text:p>
          </table:table-cell>
          <table:table-cell table:style-name="ce3" office:value-type="string" calcext:value-type="string">
            <text:p>The Comparator provides multiple sorting sequences. In other words, we can sort the collection on the basis of multiple elements such as id, name, and price etc.</text:p>
          </table:table-cell>
        </table:table-row>
        <table:table-row table:style-name="ro5">
          <table:table-cell table:style-name="ce3" office:value-type="string" calcext:value-type="string">
            <text:p>2) Comparable affects the original class, i.e., the actual class is modified.</text:p>
          </table:table-cell>
          <table:table-cell table:style-name="ce3" office:value-type="string" calcext:value-type="string">
            <text:p>Comparator doesn't affect the original class, i.e., the actual class is not modified.</text:p>
          </table:table-cell>
        </table:table-row>
        <table:table-row table:style-name="ro6">
          <table:table-cell table:style-name="ce3" office:value-type="string" calcext:value-type="string">
            <text:p>3) Comparable provides compareTo() method to sort elements.</text:p>
          </table:table-cell>
          <table:table-cell table:style-name="ce3" office:value-type="string" calcext:value-type="string">
            <text:p>Comparator provides compare() method to sort elements.</text:p>
          </table:table-cell>
        </table:table-row>
        <table:table-row table:style-name="ro7">
          <table:table-cell table:style-name="ce3" office:value-type="string" calcext:value-type="string">
            <text:p>4) Comparable is present in java.lang package.</text:p>
          </table:table-cell>
          <table:table-cell table:style-name="ce3" office:value-type="string" calcext:value-type="string">
            <text:p>A Comparator is present in the java.util package.</text:p>
          </table:table-cell>
        </table:table-row>
        <table:table-row table:style-name="ro8">
          <table:table-cell table:style-name="ce3" office:value-type="string" calcext:value-type="string">
            <text:p>5) We can sort the list elements of Comparable type by Collections.sort(List)method.</text:p>
          </table:table-cell>
          <table:table-cell table:style-name="ce3" office:value-type="string" calcext:value-type="string">
            <text:p>We can sort the list elements of Comparator type by Collections.sort(List, Comparator) method.</text:p>
          </table:table-cell>
        </table:table-row>
        <table:table-row table:style-name="ro2">
          <table:table-cell table:number-columns-repeated="2"/>
        </table:table-row>
        <table:table-row table:style-name="ro3">
          <table:table-cell table:style-name="ce4" office:value-type="string" calcext:value-type="string" table:number-columns-spanned="2" table:number-rows-spanned="1">
            <text:p>Порівняння</text:p>
          </table:table-cell>
          <table:covered-table-cell/>
        </table:table-row>
        <table:table-row table:style-name="ro3">
          <table:table-cell table:style-name="ce4" office:value-type="string" calcext:value-type="string">
            <text:p>Comparable</text:p>
          </table:table-cell>
          <table:table-cell table:style-name="ce7" office:value-type="string" calcext:value-type="string">
            <text:p><text:span text:style-name="T16">Comparator</text:span></text:p>
          </table:table-cell>
        </table:table-row>
        <table:table-row table:style-name="ro2">
          <table:table-cell office:value-type="string" calcext:value-type="string">
            <text:p>-Реалізується в тому ж класі</text:p>
          </table:table-cell>
          <table:table-cell office:value-type="string" calcext:value-type="string">
            <text:p>-Реалізується в окремому класі</text:p>
          </table:table-cell>
        </table:table-row>
        <table:table-row table:style-name="ro2">
          <table:table-cell office:value-type="string" calcext:value-type="string">
            <text:p>-Лише один критерій порівнювання</text:p>
          </table:table-cell>
          <table:table-cell office:value-type="string" calcext:value-type="string">
            <text:p>- Можна створювати декілька типів порівнювання</text:p>
          </table:table-cell>
        </table:table-row>
        <table:table-row table:style-name="ro9">
          <table:table-cell office:value-type="string" calcext:value-type="string">
            <text:p>- Використовується за замовчуванням,  </text:p>
            <text:p> Якщо не вказаний Comparator для сортування</text:p>
          </table:table-cell>
          <table:table-cell office:value-type="string" calcext:value-type="string">
            <text:p>- Метод compare</text:p>
          </table:table-cell>
        </table:table-row>
        <table:table-row table:style-name="ro2">
          <table:table-cell office:value-type="string" calcext:value-type="string">
            <text:p>- метод compareTo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10">
          <table:table-cell table:style-name="ce5" office:value-type="string" calcext:value-type="string" table:number-columns-spanned="2" table:number-rows-spanned="1">
            <text:p><text:span text:style-name="T1">чому initial capacity 11?</text:span><text:span text:style-name="T2"> </text:span></text:p>
            <text:p><text:span text:style-name="T3">@since </text:span><text:span text:style-name="T4">1.5</text:span><text:span text:style-name="T4"/><text:span text:style-name="T4"> </text:span><text:span text:style-name="T5"/><text:span text:style-name="T5">    </text:span><text:span text:style-name="T5"/><text:span text:style-name="T5">    </text:span><text:span text:style-name="T6">      Priority queue represented as a balanced binary heap: the two</text:span><text:span text:style-name="T6"/><text:span text:style-name="T6">     children of queue[n] are queue[2*n+1] and queue[2*(n+1)].  The</text:span><text:span text:style-name="T6"/><text:span text:style-name="T6">      priority queue is ordered by comparator, or by the elements'</text:span><text:span text:style-name="T6"/><text:span text:style-name="T6">      natural ordering, if comparator is null: For each node n in the</text:span><text:span text:style-name="T6"/><text:span text:style-name="T6">     heap and each descendant d of n, n &lt;= d.  The element with the</text:span><text:span text:style-name="T6"/><text:span text:style-name="T6">      lowest value is in queue[0], assuming the queue is nonempty.</text:span><text:span text:style-name="T6"/><text:span text:style-name="T6">     </text:span></text:p>
          </table:table-cell>
          <table:covered-table-cell/>
        </table:table-row>
        <table:table-row table:style-name="ro2">
          <table:table-cell table:number-columns-repeated="2"/>
        </table:table-row>
        <table:table-row table:style-name="ro11">
          <table:table-cell table:style-name="ce6" office:value-type="string" calcext:value-type="string" table:number-columns-spanned="2" table:number-rows-spanned="1">
            <text:p><text:span text:style-name="T7">/**</text:span><text:span text:style-name="T8">Чому в PriorityQueue MAX capacity - MAX_INTEGER- 8?</text:span><text:span text:style-name="T9"/><text:span text:style-name="T9"> The maximum size of array to allocate.</text:span><text:span text:style-name="T9"/><text:span text:style-name="T9"> Some VMs reserve some header words in an array.</text:span><text:span text:style-name="T9"/><text:span text:style-name="T9"> Attempts to allocate larger arrays may result in</text:span><text:span text:style-name="T9"/><text:span text:style-name="T9"> OutOfMemoryError: Requested array size exceeds VM limit</text:span><text:span text:style-name="T9"/><text:span text:style-name="T9"> */</text:span><text:span text:style-name="T9"/><text:span text:style-name="T10">private static final int </text:span><text:span text:style-name="T11">MAX_ARRAY_SIZE </text:span><text:span text:style-name="T12">= Integer.</text:span><text:span text:style-name="T13">MAX_VALUE </text:span><text:span text:style-name="T14">- </text:span><text:span text:style-name="T15">8</text:span><text:span text:style-name="T10">;</text:span><text:span text:style-name="T10"/>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" svg:font-family="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11:31:33.453826221</meta:creation-date>
    <dc:date>2019-07-12T12:16:22.606926873</dc:date>
    <meta:editing-duration>PT4M28S</meta:editing-duration>
    <meta:editing-cycles>2</meta:editing-cycles>
    <meta:generator>LibreOffice/6.0.7.3$Linux_X86_64 LibreOffice_project/00m0$Build-3</meta:generator>
    <meta:document-statistic meta:table-count="1" meta:cell-count="25" meta:object-count="0"/>
  </office:meta>
</office:document-meta>
</file>